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5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ico_w WiFi Network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10/27/2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2" draw:layer="layout" svg:width="8.165cm" svg:height="1.27cm" svg:x="10.165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4.13cm" svg:height="0.962cm" svg:x="11.805cm" svg:y="6.41cm">
          <draw:text-box>
            <text:p>10.0.1.10 AP</text:p>
          </draw:text-box>
        </draw:frame>
        <draw:frame draw:style-name="gr4" draw:text-style-name="P4" draw:layer="layout" svg:width="8.255cm" svg:height="0.963cm" svg:x="17.705cm" svg:y="1.972cm">
          <draw:text-box>
            <text:p>10.0.1.xx freertos iperf </text:p>
          </draw:text-box>
        </draw:frame>
        <draw:frame draw:style-name="gr5" draw:text-style-name="P4" draw:layer="layout" svg:width="8.555cm" svg:height="1.673cm" svg:x="18.44cm" svg:y="6.575cm">
          <draw:text-box>
            <text:p>10.0.1.xx 2nd freertos iperf </text:p>
          </draw:text-box>
        </draw:frame>
        <draw:frame draw:style-name="gr4" draw:text-style-name="P4" draw:layer="layout" svg:width="8.114cm" svg:height="0.963cm" svg:x="18.872cm" svg:y="9.915cm">
          <draw:text-box>
            <text:p>10.0.1.xx 3rd freertos iperf</text:p>
          </draw:text-box>
        </draw:frame>
        <draw:custom-shape draw:style-name="gr2" draw:text-style-name="P2" draw:layer="layout" svg:width="8.165cm" svg:height="1.27cm" svg:x="17.565cm" svg:y="1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165cm" svg:height="1.27cm" svg:x="18.665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165cm" svg:height="1.27cm" svg:x="18.865cm" svg:y="9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165cm" svg:height="1.27cm" svg:x="1.265cm" svg:y="1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165cm" svg:height="1.27cm" svg:x="1.465cm" svg:y="9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7.974cm" svg:height="0.963cm" svg:x="1.342cm" svg:y="3.315cm">
          <draw:text-box>
            <text:p>10.0.1.xx n freertos iperf</text:p>
          </draw:text-box>
        </draw:frame>
        <draw:custom-shape draw:style-name="gr2" draw:text-style-name="P2" draw:layer="layout" svg:width="8.165cm" svg:height="1.27cm" svg:x="8.465cm" svg:y="1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165cm" svg:height="1.27cm" svg:x="0.765cm" svg:y="3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7.974cm" svg:height="0.963cm" svg:x="8.842cm" svg:y="2.015cm">
          <draw:text-box>
            <text:p>10.0.1.xx 4th freertos iperf</text:p>
          </draw:text-box>
        </draw:frame>
        <draw:frame draw:style-name="gr4" draw:text-style-name="P4" draw:layer="layout" svg:width="7.974cm" svg:height="0.963cm" svg:x="1.656cm" svg:y="10.015cm">
          <draw:text-box>
            <text:p>10.0.1.xx pi3-11</text:p>
          </draw:text-box>
        </draw:frame>
        <draw:frame draw:style-name="gr5" draw:text-style-name="P4" draw:layer="layout" svg:width="5.842cm" svg:height="1.673cm" svg:x="2.413cm" svg:y="12.015cm">
          <draw:text-box>
            <text:p>10.0.1.xx pi3-10</text:p>
          </draw:text-box>
        </draw:frame>
        <draw:custom-shape draw:style-name="gr2" draw:text-style-name="P2" draw:layer="layout" svg:width="8.165cm" svg:height="1.27cm" svg:x="18.365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6.153cm" svg:height="1.673cm" svg:x="19.447cm" svg:y="11.951cm">
          <draw:text-box>
            <text:p text:style-name="P5">10.0.1.xx pi4-35</text:p>
          </draw:text-box>
        </draw:frame>
        <draw:frame draw:style-name="gr4" draw:text-style-name="P4" draw:layer="layout" svg:width="5.011cm" svg:height="0.963cm" svg:x="1.824cm" svg:y="5.415cm">
          <draw:text-box>
            <text:p>10.0.1.xx pi4-36</text:p>
          </draw:text-box>
        </draw:frame>
        <draw:frame draw:style-name="gr4" draw:text-style-name="P4" draw:layer="layout" svg:width="5.011cm" svg:height="0.963cm" svg:x="11.524cm" svg:y="9.315cm">
          <draw:text-box>
            <text:p>10.0.1.xx pi4-28</text:p>
          </draw:text-box>
        </draw:frame>
        <draw:frame draw:style-name="gr4" draw:text-style-name="P4" draw:layer="layout" svg:width="5.011cm" svg:height="0.963cm" svg:x="2.024cm" svg:y="7.415cm">
          <draw:text-box>
            <text:p>10.0.1.xx pi4-27</text:p>
          </draw:text-box>
        </draw:frame>
        <draw:custom-shape draw:style-name="gr2" draw:text-style-name="P2" draw:layer="layout" svg:width="8.165cm" svg:height="1.27cm" svg:x="10.165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165cm" svg:height="1.27cm" svg:x="10.165cm" svg:y="9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165cm" svg:height="1.27cm" svg:x="1.165cm" svg:y="7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165cm" svg:height="1.27cm" svg:x="1.565cm" svg:y="5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7T05:27:36.648557547</meta:creation-date>
    <dc:date>2022-10-27T08:11:43.927429310</dc:date>
    <meta:editing-duration>PT2H8M14S</meta:editing-duration>
    <meta:editing-cycles>1</meta:editing-cycles>
    <meta:generator>LibreOffice/7.0.4.2$Linux_ARM_EABI LibreOffice_project/00$Build-2</meta:generator>
    <meta:document-statistic meta:object-count="52"/>
  </office:meta>
</office:document-meta>
</file>